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/>
    <style:font-face style:name="Arial1" svg:font-family="Arial" style:font-family-generic="swiss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Arial" fo:font-size="16pt" fo:font-style="normal" style:text-underline-style="none" fo:font-weight="bold" style:text-blinking="false" fo:background-color="transparent"/>
    </style:style>
    <style:style style:name="P2" style:family="paragraph" style:parent-style-name="Text_20_body" style:list-style-name="L1">
      <loext:graphic-properties draw:fill="none" draw:fill-color="#ffffff"/>
      <style:paragraph-properties fo:margin-top="0cm" fo:margin-bottom="0cm" style:contextual-spacing="false" fo:line-height="138%" fo:text-align="justify" style:justify-single-word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0pt" fo:font-style="normal" style:text-underline-style="none" fo:font-weight="normal" style:text-blinking="false" fo:background-color="transparent"/>
    </style:style>
    <style:style style:name="P3" style:family="paragraph" style:parent-style-name="Text_20_body" style:list-style-name="L2">
      <loext:graphic-properties draw:fill="none" draw:fill-color="#ffffff"/>
      <style:paragraph-properties fo:margin-top="0cm" fo:margin-bottom="0cm" style:contextual-spacing="false" fo:line-height="138%" fo:text-align="justify" style:justify-single-word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0pt" fo:font-style="normal" style:text-underline-style="none" fo:font-weight="normal" style:text-blinking="false" fo:background-color="transparent"/>
    </style:style>
    <style:style style:name="P4" style:family="paragraph" style:parent-style-name="Text_20_body" style:list-style-name="L3">
      <loext:graphic-properties draw:fill="none" draw:fill-color="#ffffff"/>
      <style:paragraph-properties fo:margin-top="0cm" fo:margin-bottom="0cm" style:contextual-spacing="false" fo:line-height="138%" fo:text-align="justify" style:justify-single-word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0pt" fo:font-style="normal" style:text-underline-style="none" fo:font-weight="normal" style:text-blinking="false" fo:background-color="transparent"/>
    </style:style>
    <style:style style:name="P5" style:family="paragraph" style:parent-style-name="Text_20_body" style:list-style-name="L4">
      <loext:graphic-properties draw:fill="none" draw:fill-color="#ffffff"/>
      <style:paragraph-properties fo:margin-top="0cm" fo:margin-bottom="0cm" style:contextual-spacing="false" fo:line-height="138%" fo:text-align="justify" style:justify-single-word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0pt" fo:font-style="normal" style:text-underline-style="none" fo:font-weight="normal" style:text-blinking="false" fo:background-color="transparent"/>
    </style:style>
    <style:style style:name="P6" style:family="paragraph" style:parent-style-name="Text_20_body" style:list-style-name="L3">
      <loext:graphic-properties draw:fill="none" draw:fill-color="#ffffff"/>
      <style:paragraph-properties fo:margin-top="0cm" fo:margin-bottom="0cm" style:contextual-spacing="false" fo:line-height="138%" fo:text-align="justify" style:justify-single-word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0pt" fo:font-style="normal" style:text-underline-style="none" fo:font-weight="normal" officeooo:rsid="000bf112" officeooo:paragraph-rsid="000bf112" style:text-blinking="false" fo:background-color="transparent"/>
    </style:style>
    <style:style style:name="P7" style:family="paragraph" style:parent-style-name="Text_20_body" style:list-style-name="L3">
      <loext:graphic-properties draw:fill="none" draw:fill-color="#ffffff"/>
      <style:paragraph-properties fo:margin-top="0cm" fo:margin-bottom="0cm" style:contextual-spacing="false" fo:line-height="138%" fo:text-align="justify" style:justify-single-word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0pt" fo:font-style="normal" style:text-underline-style="none" fo:font-weight="normal" officeooo:rsid="000bf112" officeooo:paragraph-rsid="000de7cb" style:text-blinking="false" fo:background-color="transparent"/>
    </style:style>
    <style:style style:name="P8" style:family="paragraph" style:parent-style-name="Text_20_body">
      <loext:graphic-properties draw:fill="none" draw:fill-color="#ffffff"/>
      <style:paragraph-properties fo:margin-top="0cm" fo:margin-bottom="0cm" style:contextual-spacing="false" fo:line-height="138%" fo:text-align="justify" style:justify-single-word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0pt" fo:font-style="normal" style:text-underline-style="none" fo:font-weight="normal" officeooo:rsid="000bf112" officeooo:paragraph-rsid="000bf112" style:text-blinking="false" fo:background-color="transparent"/>
    </style:style>
    <style:style style:name="P9" style:family="paragraph" style:parent-style-name="Text_20_body" style:list-style-name="L3">
      <loext:graphic-properties draw:fill="none" draw:fill-color="#ffffff"/>
      <style:paragraph-properties fo:margin-top="0cm" fo:margin-bottom="0cm" style:contextual-spacing="false" fo:line-height="138%" fo:text-align="justify" style:justify-single-word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0pt" fo:font-style="normal" style:text-underline-style="none" fo:font-weight="normal" officeooo:rsid="000f620c" officeooo:paragraph-rsid="000f620c" style:text-blinking="false" fo:background-color="transparent"/>
    </style:style>
    <style:style style:name="T1" style:family="text">
      <style:text-properties officeooo:rsid="000bf112"/>
    </style:style>
    <style:style style:name="T2" style:family="text">
      <style:text-properties officeooo:rsid="000dd196"/>
    </style:style>
    <style:style style:name="T3" style:family="text">
      <style:text-properties officeooo:rsid="000de7cb"/>
    </style:style>
    <style:style style:name="T4" style:family="text">
      <style:text-properties officeooo:rsid="000f620c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number text:level="1" text:style-name="Numbering_20_Symbols" loext:num-list-format="%1%." style:num-suffix="." style:num-format="1" text:start-value="2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docs-internal-guid-2282003c-7fff-691c-cd1c-8d301d2ed8c7"/>Projeto sistema para gerenciamento de equipes e com uso de metodologias ágeis.</text:p>
      <text:p text:style-name="Text_20_body"/>
      <text:list text:style-name="L1">
        <text:list-item>
          <text:p text:style-name="P2">Resumo</text:p>
          <text:list>
            <text:list-item>
              <text:p text:style-name="P2">O sistema será destinado ao uso em equipes de empresas que utilizam metodologias ágeis para controlar seus projetos e demandas de rotina.</text:p>
            </text:list-item>
            <text:list-item>
              <text:p text:style-name="P2">Inicialmente contemplará a metodologia scrum para análise de requisitos e terá a experiência dos envolvidos para desenvolver o projeto.</text:p>
            </text:list-item>
            <text:list-item>
              <text:p text:style-name="P2">Diariamente, nas rotinas empresariais possa haver adaptações e alterações de equipes para atingir objetivos, manter equilíbrio e dar incentivos ao<text:span text:style-name="T1">s</text:span> colaboradores, com isso em vista é determinante ter um sistema flexível para tais mudanças.</text:p>
            </text:list-item>
          </text:list>
        </text:list-item>
      </text:list>
      <text:p text:style-name="Text_20_body"/>
      <text:list text:style-name="L2">
        <text:list-item>
          <text:p text:style-name="P3">Requisitos</text:p>
        </text:list-item>
      </text:list>
      <text:p text:style-name="Text_20_body"/>
      <text:list xml:id="list2226601178" text:style-name="L3">
        <text:list-item>
          <text:p text:style-name="P7">É necessário fornecer acesso livre ao usuário, podendo ser por qualquer plataforma.</text:p>
        </text:list-item>
        <text:list-item>
          <text:p text:style-name="P7"><text:span text:style-name="T3">O</text:span> usuário <text:span text:style-name="T3">deverá ter </text:span>um login e senha pré-cadastrado para realizar o acesso.</text:p>
        </text:list-item>
        <text:list-item>
          <text:p text:style-name="P6">O primeiro acesso deve ser com usuário master, sendo esse alterado imediatamente após o login, <text:span text:style-name="T3">o mesmo será responsável por demais configurações gerenciais de usuários e pesquisas.</text:span></text:p>
        </text:list-item>
        <text:list-item>
          <text:p text:style-name="P6">O usuário é vinculado a uma empresa e um cargo, <text:span text:style-name="T2">porém pode exercer outas funções</text:span>, podendo ter restrições de acesso e execução em determinadas rotinas.</text:p>
        </text:list-item>
        <text:list-item>
          <text:p text:style-name="P6">O usuário <text:span text:style-name="T4">que não possui permissão master, </text:span>poderá configurar apenas seu apelido(nome visualizado por outros usuários na plataforma).</text:p>
        </text:list-item>
        <text:list-item>
          <text:p text:style-name="P6">O usuário realiza tarefas diárias que podem ser anotadas como uma agenda, sendo necessário armazenar o que foi feito, o que será feito e se há/houve algum impedimento no dia.</text:p>
        </text:list-item>
        <text:list-item>
          <text:p text:style-name="P9">O usuário participará de pesquisas para a conclusão da sprint e deverá ser notificado quando uma nova pesquisa estiver disponível para sua equipe.</text:p>
        </text:list-item>
        <text:list-item>
          <text:p text:style-name="P6">O sistema deve possuir <text:span text:style-name="T3">uma maneira de controlar usuários que estão conectados nas telas, devendo fornecer informação aos demais usuários da sua equipe que há conexão ativa na tela.</text:span></text:p>
        </text:list-item>
        <text:list-item>
          <text:p text:style-name="P6">O sistema deve fornecer uma forma prática para configurar pequisas de satisfação </text:p>
        </text:list-item>
      </text:list>
      <text:p text:style-name="P8"/>
      <text:p text:style-name="P8"/>
      <text:list xml:id="list221028103117858" text:continue-numbering="true" text:style-name="L3">
        <text:list-item>
          <text:p text:style-name="P4">Empresa:</text:p>
          <text:list>
            <text:list-item>
              <text:p text:style-name="P4">Fornecer qual a metodologia é utilizada em sua rotina. (ex.: scrum, kanbam).</text:p>
            </text:list-item>
            <text:list-item>
              <text:p text:style-name="P4">Fornecer informações de quais ferramentas estão em uso para controle de projetos. (ex.: redmine).</text:p>
            </text:list-item>
            <text:list-item>
              <text:p text:style-name="P4">Deverá</text:p>
            </text:list-item>
          </text:list>
        </text:list-item>
      </text:list>
      <text:p text:style-name="Text_20_body"/>
      <text:list text:style-name="L4">
        <text:list-item>
          <text:p text:style-name="P5">Usuário:</text:p>
          <text:list>
            <text:list-item>
              <text:p text:style-name="P5">Usuários devem se conectar ao sistema por meio de login/senha previamente cadastrados.</text:p>
            </text:list-item>
            <text:list-item>
              <text:p text:style-name="P5"/>
            </text:list-item>
          </text:list>
        </text:list-item>
        <text:list-item>
          <text:p text:style-name="P5">Usuários devem 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/>
    <style:font-face style:name="Arial1" svg:font-family="Arial" style:font-family-generic="swiss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11T21:04:02.205000000</meta:creation-date>
    <dc:date>2023-05-11T22:10:27.165000000</dc:date>
    <meta:editing-duration>PT1H6M24S</meta:editing-duration>
    <meta:editing-cycles>4</meta:editing-cycles>
    <meta:generator>LibreOffice/7.5.3.2$Windows_X86_64 LibreOffice_project/9f56dff12ba03b9acd7730a5a481eea045e468f3</meta:generator>
    <meta:document-statistic meta:table-count="0" meta:image-count="0" meta:object-count="0" meta:page-count="1" meta:paragraph-count="23" meta:word-count="343" meta:character-count="2143" meta:non-whitespace-character-count="1842"/>
  </office:meta>
</office:document-meta>
</file>